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13.04.2017</text:date>, <text:time>15:52: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3T15:52:09.98</dc:date>
    <meta:editing-duration>P135DT8H41M11S</meta:editing-duration>
    <meta:editing-cycles>347</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	:: a -&gt; a
Function id(Optional x As Variant)
	Static oFn As Object : If isNull(oFn) Then : Set oFn = lookupFn("id") : End If
	If isMissing(x) Then
		id = oFn
	Else
		id = x
	End If
End Function

' K = \x y.x
'     :: a -&gt; b -&gt; a
Function fstArg(Optional x As Variant, Optional y As Variant)
	Static oFn As Object : If isNull(oFn) Then : Set oFn = lookupFn("fstArg") : End If
	Dim result As Variant
	If isMissing(x) Then
		result = oFn
	Else
		If isMissing(y) Then
			result = apply1(oFn, x)
		Else
			result = x
		End if
	End If
	fstArg = result
End Function

' K I = (\b x.b) (\y.y) = \x.\y.y = \x y.y
'     :: a -&gt; b -&gt; b
Function sndArg(Optional x As Variant, Optional y As Variant)
	Static oFn As Object : If isNull(oFn) Then : Set oFn = lookupFn("sndArg") : End If
	Dim result As Variant
	If isMissing(x) Then
		result = oFn
	Else
		If isMissing(y) Then
			result = apply1(oFn, x)
		Else
			result = y
		End if
	End If
	sndArg = result
End Function

' :: (b -&gt; a) -&gt; a -&gt; b = (b -&gt; a) -&gt; (a -&gt; b)
Function swap(Optional ByVal f, Optional x, Optional y)
	Static oFn As Object : If isNull(oFn) Then : Set oFn = lookupFn("swap") : End If
	Dim result As Variant
	If isMissing(f) Then
		result = oFn
	Else
		f = asFn(f, "swap: invalid 1st arg")	' make sure it's a function
		If isMissing(x) Then
			result = apply1(oFn, f)
		Else
			If isMissing(y) Then
				result = apply1(apply1(oFn, f), x)
			Else
				result = apply(f, y, x)
			End If
		End If
	End If
	swap = result
End Function

' B = \f g x.f (g x)
'   :: (b -&gt; c) -&gt; (a -&gt; b) -&gt; a -&gt; c  =  (b -&gt; c) -&gt; (a -&gt; b) -&gt; (a -&gt; c)
Function compose(Optional ByVal f, Optional ByVal g, Optional x)
	Static oFn As Object : If isNull(oFn) Then : Set oFn = lookup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compose = result
End Function

'\c t e x.if (c x) then (t x) else (e x)
'   :: (a -&gt; Bool) -&gt; (a -&gt; b) -&gt; (a -&gt; b) -&gt; a -&gt; b
Function ite(Optional ByVal cond As Variant, Optional ByVal thn As Variant, Optional ByVal els As Variant, Optional ByVal x As Variant)
	Static oFn As Object : If isNull(oFn) Then : Set oFn = lookupFn("ite") : End If
	Dim result As Variant
	If isMissing(cond) Then
		result = oFn
	Else
		cond = asFn(cond, "ite: invalid 1st arg")
		If isMissing(thn) Then
			result = apply(oFn, cond)
		Else
			thn = asFn(thn, "ite: invalid 2nd arg")
			If isMissing(els) Then
				result = apply(oFn, cond, thn)
			Else
				els = asFn(els, "ite: invalid 3rd arg")
				If isMissing(x) Then
					result = apply(oFn, cond, thn, els)
				Else
					If apply(cond, x) Then
						result = apply(thn, x)
					Else
						result = apply(els, x)
					End If
				End If
			End If
		End If
	End If
	ite = result
End Function

Function concat(a As String, b As String) As String
	concat = a &amp; b
End Function

Function startsWith(s As String, prefix As String) 
	startsWith = ((Len(prefix) &lt;= Len(s)) And (Mid(s, 1, Len(prefix)) = prefix))
End Function

Function add(Optional a As Long, Optional b As Long)
	Static oFn As Object : If isNull(oFn) Then : Set oFn = lookupFn("add") : End If
	Dim result As Variant
	If isMissing(a) Then
		result = oFn
	Else
		If isMissing(b) Then
			result = apply1(oFn, a)
		Else
			result = CLng(a + b)
		End If
	End If
	add = result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inRange(Optional lo As Long, Optional hi As Long, Optional x As Long)
	inRange = CBool( (lo &lt;= x) And (x &lt;= hi) )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arity(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swap()
	assertEqual(arityF("swap"), 3).x

	assertEqual(swap(lookupFn("fstArg"), 1, 2), 2).x
	assertEqual(swap(lookupFn("sndArg"), 1, 2), 1).x

	assertEqual(swap("fstArg", 1, 2), 2).x
	assertEqual(swap("sndArg", 1, 2), 1).x

	Dim f As Variant ' test partial application
	
	f = swap
	assertEqual(arity(f), 3).x
	assertEqual(apply(f, lookupFn("fstArg"), 1, 2), 2).x
	assertEqual(apply(f, lookupFn("sndArg"), 1, 2), 1).x

	assertEqual(apply(f, "fstArg", 1, 2), 2).x
	assertEqual(apply(f, "sndArg", 1, 2), 1).x
	
	' partially applied to 1 arg:
	f = swap(lookupFn("fstArg"))
	assertEqual(arity(f), 2).x
	assertEqual(apply(f, 1, 2), 2).x
	
	f = swap("fstArg")
	assertEqual(arity(f), 2).x
	assertEqual(apply(f, 1, 2), 2).x
	
	f = swap(lookupFn("sndArg"))
	assertEqual(arity(f), 2).x
	assertEqual(apply(f, 1, 2), 1).x
	
	f = swap("sndArg")
	assertEqual(arity(f), 2).x
	assertEqual(apply(f, 1, 2), 1).x
	
	' partially applied to 2 args:
	f = swap(lookupFn("fstArg"), 1)
	assertEqual(arity(f), 1).x
	assertEqual(apply(f, 2), 2).x
	
	f = swap("fstArg", 1)
	assertEqual(arity(f), 1).x
	assertEqual(apply(f, 2), 2).x
	
	f = swap(lookupFn("sndArg"), 1)
	assertEqual(arity(f), 1).x
	assertEqual(apply(f, 2), 1).x
	
	f = swap("sndArg", 1)
	assertEqual(arity(f), 1).x
	assertEqual(apply(f, 2), 1).x
End Function

Function test_compose()
	assertEqual(arityF("compose"), 3).x

	Dim f As Variant
	
	f = compose
	assertEqual(typeOf(f), typeOf(nil)).x
	assertEqual(arity(f), 3).x
	
	f = compose(compose)
	assertEqual(typeOf(f), typeOf(nil)).x
	assertEqual(arity(f), 2).x

	f = compose(compose, compose)
	assertEqual(typeOf(f), typeOf(nil)).x
	assertEqual(arity(f), 1).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compose",			True, 3), _
			List("ite",				True, 4), _
			List("add",				True, 2), _
			List("mul",				True, 2), _
			List("inRange",			True, 3), _
			List("equ",				True, 2),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 _
			_
			List("mkParser",		True, 2)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Fn(ByVal fn As Variant) As Boolean
	If (typeOf(fn) = typeOf(nil)) Then
		Dim k As Integer
		k = length(fn)
		Select Case k
			Case 2
				isFn = True	'(typeOf(car(fn)) = typeOf(nil))	' isFn(car(fn))
				'TODO: check if partialArgs is proper list
				Exit Function
			Case 3
				isFn = (isString(car(fn)) And (typeOf(cadr(fn)) = "Boolean") And (typeOf(caddr(fn)) = "Integer"))
				Exit Function
		End Select
	End If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fn As Object, ByVal arg As Variant)
	Dim result As Variant
	Dim reverseArgs As Object
	If isPartialApp(fn) Then
		reverseArgs = cadr(fn)
		fn = car(fn)
	Else
		reverseArgs = nil
	End If
	reverseArgs = cons(arg, reverseArgs)
	If isBuiltinFn(fn) Then
		result = applyBuiltinRev(fn, reverseArgs)
	Else
		croak("NYI: applyLast/non-builtin " &amp; toString(fn))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ite":				result = ite(			a(0), a(1), a(2), a(3)	)
		Case "add":				result = add(			a(0), a(1)			)
		Case "mul":				result = mul(			a(0), a(1)			)
		Case "inRange":			result = 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apply(ByVal fn As Variant, a0, Optional a1, Optional a2, Optional a3, Optional a4, Optional a5, Optional a6, Optional a7, Optional a8, Optional a9, Optional a10)
	Dim args As Object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 easy partial application:
	assertEqual(arity(fstArg), 2).x
	konst5 = fstArg(5)
	assertEqual(arity(konst5), 1).x
	assertEqual(apply(konst5, 7), 	5).x
	assertEqual(fstArg(5, 7), 		5).x
		
	Dim sndArg5 As Variant
	sndArg5 = apply1(lookupFn("sndArg"), 5)
	assertEqual(isPartialApp(sndArg5), True).x
	assertEqual(isBuiltinFn(sndArg5), False).x
	assertEqual(arity(sndArg5), 1).x
	assertEqual(apply1(sndArg5, 7), 7).x
	' easy partial application:
	assertEqual(arity(sndArg), 2).x
	sndArg5 = sndArg(5)
	assertEqual(arity(sndArg5), 1).x
	assertEqual(apply(sndArg5, 7), 	7).x
	assertEqual(sndArg(5, 7), 		7).x
		
	Dim fIte As Variant
	fIte = lookupFn("ite")
	assertEqual(isPartialApp(fIte), False).x
	assertEqual(isBuiltinFn(fIte), True).x
	assertEqual(arity(fIte), 4).x

	Dim iteKFalse As Variant
	iteKFalse = apply1(fIte, fstArg(False))
	assertEqual(isPartialApp(iteKFalse), True).x
	assertEqual(isBuiltinFn(iteKFalse), False).x
	assertEqual(arity(iteKFalse), 3).x

	Dim iteKFalseK42 As Variant
	iteKFalseK42 = apply1(iteKFalse, fstArg(42))
	assertEqual(isPartialApp(iteKFalseK42), True).x
	assertEqual(isBuiltinFn(iteKFalseK42), Fals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lookup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	pBind(pStr("0"), apply("fstArg", pReturn(0))), _
		'	pBind(pStr("1"), apply("fstArg", pReturn(1)))_
		')
		''not paying off (yet):
		result = pBind(pItem, compose(ite(apply("inRange", Asc("0"), Asc("1")), compose(pReturn, add(-Asc("0"))), fstArg(pFail)), "asc")
	End If
	pBinDigit = result
End Function

Function pDecDigit()
	Static result As Parser	' an uninitialized instance of Parser at first
	If result.tp = "" Then
		result = pChoice(pBinDigit,	pBind(pStr("2"), apply("fstArg", pReturn(2))))
		result = pChoice(result,	pBind(pStr("3"), apply("fstArg", pReturn(3))))
		result = pChoice(result,	pBind(pStr("4"), apply("fstArg", pReturn(4))))
		result = pChoice(result,	pBind(pStr("5"), apply("fstArg", pReturn(5))))
		result = pChoice(result,	pBind(pStr("6"), apply("fstArg", pReturn(6))))
		result = pChoice(result,	pBind(pStr("7"), apply("fstArg", pReturn(7))))
		result = pChoice(result,	pBind(pStr("8"), apply("fstArg", pReturn(8))))
		result = pChoice(result,	pBind(pStr("9"), apply("fstArg", pReturn(9))))
		'pDecDigit = result
		'Exit Function

		''not really paying off (yet):
		result = pBind(pItem, compose(ite(apply("inRange", Asc("0"), Asc("9")), compose(pReturn, add(-Asc("0"))), fstArg(pFail)), "asc")
	End If
	pDecDigit = result
End Function

Function pHexDigit()
	Static result As Parser	' an uninitialized instance of Parser at first
	If result.tp = "" Then
		result = pChoice(pDecDigit,	pBind(pChoice(pStr("A"), pStr("a")), apply("fstArg", pReturn(10))) )
		result = pChoice(result,	pBind(pChoice(pStr("B"), pStr("b")), apply("fstArg", pReturn(11))) )
		result = pChoice(result,	pBind(pChoice(pStr("C"), pStr("c")), apply("fstArg", pReturn(12))) )
		result = pChoice(result,	pBind(pChoice(pStr("D"), pStr("d")), apply("fstArg", pReturn(13))) )
		result = pChoice(result,	pBind(pChoice(pStr("E"), pStr("e")), apply("fstArg", pReturn(14))) )
		result = pChoice(result,	pBind(pChoice(pStr("F"), pStr("f")), apply("fstArg", 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apply("inRange", Asc("0"), Asc("9")), _
				retZero, _
				ite(apply("inRange", Asc("A"), Asc("F")), _
					retUpperA, _
					ite(apply("inRange", Asc("a"), Asc("f")), _
						retLowerA, _
						fstArg(pFail) _
					) _
				) _
			), "asc") _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lTick As Long
	'lTick = GetSystemTicks()
	'wait 2000
	'lTick = (GetSystemTicks() - lTick)
	'MsgBox "" &amp; lTick &amp; " Ticks" ,0,"Die Pause dauerte"

	Dim aCount As Integer
	aCount = assertionCount
	
	Dim failure As String
	failure = toString(parseFailure)
	refute_parses_pass = assertEqual(failure, failure)
	
	test_Parser_fail()
	test_Parser_return()
	test_Parser_item()
	test_Parser_nextAsc()
	test_Parser_str()
	test_Parser_choice()
	test_Parser_zeroOrOne()
' 1 sec for 273 ~&gt; &gt;273 aPerSec
	test_Parser_white()
	test_Parser_binDigit()
' 1 sec for 322 ~&gt; 322 aPerSec
	test_Parser_decDigit()
' 2 sec for 359 ~&gt; 180 aPerSec
	test_Parser_hexDigit()
' 3 sec for 408 ~&gt; 136 aPerSec
	test_Parser_manyRev()
	test_Parser_many()
' 5 sec for 540 ~&gt; 108 aPerSec
	test_Parser_many1Rev()
	test_Parser_many1()
' 7 sec for 632 ~&gt; 90 aPerSec
	test_Parser_seq()
' 8 sec for 702 ~&gt; 88 aPerSec
	test_Parser_hexNum()
Goto end_of_Parser_tests
' 12 sec for 781 ~&gt; 65 aPerSec
	test_Parser_hexLit()
' 16 sec for 883 ~&gt; 55 aPerSec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typeOf(p), typeOf(nil)).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